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3547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ccy" table:style-name="ta1">
        <table:shapes>
          <draw:frame draw:z-index="0" draw:style-name="gr1" draw:text-style-name="P1" svg:width="8.9618in" svg:height="5.6114in" svg:x="0.1591in" svg:y="2.989in">
            <draw:object draw:notify-on-update-of-ranges="Speccy.B1:Speccy.G1 Speccy.A16:Speccy.A16 Speccy.B16:Speccy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0.0272543" calcext:value-type="float">
            <text:p>0.0272543</text:p>
          </table:table-cell>
          <table:table-cell office:value-type="float" office:value="0.00104006" calcext:value-type="float">
            <text:p>0.00104006</text:p>
          </table:table-cell>
          <table:table-cell office:value-type="float" office:value="0.00110657" calcext:value-type="float">
            <text:p>0.00110657</text:p>
          </table:table-cell>
          <table:table-cell office:value-type="float" office:value="0.00116809" calcext:value-type="float">
            <text:p>0.00116809</text:p>
          </table:table-cell>
          <table:table-cell office:value-type="float" office:value="0.00129319" calcext:value-type="float">
            <text:p>0.00129319</text:p>
          </table:table-cell>
          <table:table-cell office:value-type="float" office:value="0.00143861" calcext:value-type="float">
            <text:p>0.001438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299656" calcext:value-type="float">
            <text:p>0.00299656</text:p>
          </table:table-cell>
          <table:table-cell office:value-type="float" office:value="0.00116234" calcext:value-type="float">
            <text:p>0.00116234</text:p>
          </table:table-cell>
          <table:table-cell office:value-type="float" office:value="0.00121335" calcext:value-type="float">
            <text:p>0.00121335</text:p>
          </table:table-cell>
          <table:table-cell office:value-type="float" office:value="0.00124324" calcext:value-type="float">
            <text:p>0.00124324</text:p>
          </table:table-cell>
          <table:table-cell office:value-type="float" office:value="0.00122516" calcext:value-type="float">
            <text:p>0.00122516</text:p>
          </table:table-cell>
          <table:table-cell office:value-type="float" office:value="0.00132807" calcext:value-type="float">
            <text:p>0.001328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214576" calcext:value-type="float">
            <text:p>0.00214576</text:p>
          </table:table-cell>
          <table:table-cell office:value-type="float" office:value="0.00153948" calcext:value-type="float">
            <text:p>0.00153948</text:p>
          </table:table-cell>
          <table:table-cell office:value-type="float" office:value="0.00120886" calcext:value-type="float">
            <text:p>0.00120886</text:p>
          </table:table-cell>
          <table:table-cell office:value-type="float" office:value="0.00111593" calcext:value-type="float">
            <text:p>0.00111593</text:p>
          </table:table-cell>
          <table:table-cell office:value-type="float" office:value="0.0010467" calcext:value-type="float">
            <text:p>0.0010467</text:p>
          </table:table-cell>
          <table:table-cell office:value-type="float" office:value="0.00148708" calcext:value-type="float">
            <text:p>0.0014870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210634" calcext:value-type="float">
            <text:p>0.00210634</text:p>
          </table:table-cell>
          <table:table-cell office:value-type="float" office:value="0.00117126" calcext:value-type="float">
            <text:p>0.00117126</text:p>
          </table:table-cell>
          <table:table-cell office:value-type="float" office:value="0.00110626" calcext:value-type="float">
            <text:p>0.00110626</text:p>
          </table:table-cell>
          <table:table-cell office:value-type="float" office:value="0.00120702" calcext:value-type="float">
            <text:p>0.00120702</text:p>
          </table:table-cell>
          <table:table-cell office:value-type="float" office:value="0.00126829" calcext:value-type="float">
            <text:p>0.00126829</text:p>
          </table:table-cell>
          <table:table-cell office:value-type="float" office:value="0.00165751" calcext:value-type="float">
            <text:p>0.001657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29521" calcext:value-type="float">
            <text:p>0.0029521</text:p>
          </table:table-cell>
          <table:table-cell office:value-type="float" office:value="0.00103912" calcext:value-type="float">
            <text:p>0.00103912</text:p>
          </table:table-cell>
          <table:table-cell office:value-type="float" office:value="0.0010957" calcext:value-type="float">
            <text:p>0.0010957</text:p>
          </table:table-cell>
          <table:table-cell office:value-type="float" office:value="0.000917135" calcext:value-type="float">
            <text:p>0.000917135</text:p>
          </table:table-cell>
          <table:table-cell office:value-type="float" office:value="0.00108351" calcext:value-type="float">
            <text:p>0.00108351</text:p>
          </table:table-cell>
          <table:table-cell office:value-type="float" office:value="0.00122708" calcext:value-type="float">
            <text:p>0.0012270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229983" calcext:value-type="float">
            <text:p>0.00229983</text:p>
          </table:table-cell>
          <table:table-cell office:value-type="float" office:value="0.00111621" calcext:value-type="float">
            <text:p>0.00111621</text:p>
          </table:table-cell>
          <table:table-cell office:value-type="float" office:value="0.00116487" calcext:value-type="float">
            <text:p>0.00116487</text:p>
          </table:table-cell>
          <table:table-cell office:value-type="float" office:value="0.00138352" calcext:value-type="float">
            <text:p>0.00138352</text:p>
          </table:table-cell>
          <table:table-cell office:value-type="float" office:value="0.00392658" calcext:value-type="float">
            <text:p>0.00392658</text:p>
          </table:table-cell>
          <table:table-cell office:value-type="float" office:value="0.00116088" calcext:value-type="float">
            <text:p>0.001160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207041" calcext:value-type="float">
            <text:p>0.00207041</text:p>
          </table:table-cell>
          <table:table-cell office:value-type="float" office:value="0.00122768" calcext:value-type="float">
            <text:p>0.00122768</text:p>
          </table:table-cell>
          <table:table-cell office:value-type="float" office:value="0.00117458" calcext:value-type="float">
            <text:p>0.00117458</text:p>
          </table:table-cell>
          <table:table-cell office:value-type="float" office:value="0.00128618" calcext:value-type="float">
            <text:p>0.00128618</text:p>
          </table:table-cell>
          <table:table-cell office:value-type="float" office:value="0.00110721" calcext:value-type="float">
            <text:p>0.00110721</text:p>
          </table:table-cell>
          <table:table-cell office:value-type="float" office:value="0.00134399" calcext:value-type="float">
            <text:p>0.001343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24534" calcext:value-type="float">
            <text:p>0.0024534</text:p>
          </table:table-cell>
          <table:table-cell office:value-type="float" office:value="0.00152447" calcext:value-type="float">
            <text:p>0.00152447</text:p>
          </table:table-cell>
          <table:table-cell office:value-type="float" office:value="0.00109459" calcext:value-type="float">
            <text:p>0.00109459</text:p>
          </table:table-cell>
          <table:table-cell office:value-type="float" office:value="0.00107074" calcext:value-type="float">
            <text:p>0.00107074</text:p>
          </table:table-cell>
          <table:table-cell office:value-type="float" office:value="0.00130427" calcext:value-type="float">
            <text:p>0.00130427</text:p>
          </table:table-cell>
          <table:table-cell office:value-type="float" office:value="0.00202903" calcext:value-type="float">
            <text:p>0.002029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0262038" calcext:value-type="float">
            <text:p>0.00262038</text:p>
          </table:table-cell>
          <table:table-cell office:value-type="float" office:value="0.00121058" calcext:value-type="float">
            <text:p>0.00121058</text:p>
          </table:table-cell>
          <table:table-cell office:value-type="float" office:value="0.0011284" calcext:value-type="float">
            <text:p>0.0011284</text:p>
          </table:table-cell>
          <table:table-cell office:value-type="float" office:value="0.00124075" calcext:value-type="float">
            <text:p>0.00124075</text:p>
          </table:table-cell>
          <table:table-cell office:value-type="float" office:value="0.00137343" calcext:value-type="float">
            <text:p>0.00137343</text:p>
          </table:table-cell>
          <table:table-cell office:value-type="float" office:value="0.00149025" calcext:value-type="float">
            <text:p>0.0014902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0.00151333" calcext:value-type="float">
            <text:p>0.00151333</text:p>
          </table:table-cell>
          <table:table-cell table:style-name="ce2" office:value-type="float" office:value="0.00106872" calcext:value-type="float">
            <text:p>0.00106872</text:p>
          </table:table-cell>
          <table:table-cell table:style-name="ce2" office:value-type="float" office:value="0.00101875" calcext:value-type="float">
            <text:p>0.00101875</text:p>
          </table:table-cell>
          <table:table-cell table:style-name="ce2" office:value-type="float" office:value="0.00133648" calcext:value-type="float">
            <text:p>0.00133648</text:p>
          </table:table-cell>
          <table:table-cell table:style-name="ce2" office:value-type="float" office:value="0.0012903" calcext:value-type="float">
            <text:p>0.0012903</text:p>
          </table:table-cell>
          <table:table-cell table:style-name="ce2" office:value-type="float" office:value="0.001329" calcext:value-type="float">
            <text:p>0.001329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0.00151333" calcext:value-type="float">
            <text:p>0.00151333</text:p>
          </table:table-cell>
          <table:table-cell table:style-name="ce3" table:formula="of:=MIN([.C2:.C11])" office:value-type="float" office:value="0.00103912" calcext:value-type="float">
            <text:p>0.00103912</text:p>
          </table:table-cell>
          <table:table-cell table:style-name="ce3" table:formula="of:=MIN([.D2:.D11])" office:value-type="float" office:value="0.00101875" calcext:value-type="float">
            <text:p>0.00101875</text:p>
          </table:table-cell>
          <table:table-cell table:style-name="ce3" table:formula="of:=MIN([.E2:.E11])" office:value-type="float" office:value="0.000917135" calcext:value-type="float">
            <text:p>0.000917135</text:p>
          </table:table-cell>
          <table:table-cell table:style-name="ce3" table:formula="of:=MIN([.F2:.F11])" office:value-type="float" office:value="0.0010467" calcext:value-type="float">
            <text:p>0.0010467</text:p>
          </table:table-cell>
          <table:table-cell table:style-name="ce3" table:formula="of:=MIN([.G2:.G11])" office:value-type="float" office:value="0.00116088" calcext:value-type="float">
            <text:p>0.0011608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0.0272543" calcext:value-type="float">
            <text:p>0.0272543</text:p>
          </table:table-cell>
          <table:table-cell table:formula="of:=MAX([.C2:.C11])" office:value-type="float" office:value="0.00153948" calcext:value-type="float">
            <text:p>0.00153948</text:p>
          </table:table-cell>
          <table:table-cell table:formula="of:=MAX([.D2:.D11])" office:value-type="float" office:value="0.00121335" calcext:value-type="float">
            <text:p>0.00121335</text:p>
          </table:table-cell>
          <table:table-cell table:formula="of:=MAX([.E2:.E11])" office:value-type="float" office:value="0.00138352" calcext:value-type="float">
            <text:p>0.00138352</text:p>
          </table:table-cell>
          <table:table-cell table:formula="of:=MAX([.F2:.F11])" office:value-type="float" office:value="0.00392658" calcext:value-type="float">
            <text:p>0.00392658</text:p>
          </table:table-cell>
          <table:table-cell table:formula="of:=MAX([.G2:.G11])" office:value-type="float" office:value="0.00202903" calcext:value-type="float">
            <text:p>0.0020290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0.04841241" calcext:value-type="float">
            <text:p>0.04841241</text:p>
          </table:table-cell>
          <table:table-cell table:formula="of:=SUM([.C2:.C11])" office:value-type="float" office:value="0.01209992" calcext:value-type="float">
            <text:p>0.01209992</text:p>
          </table:table-cell>
          <table:table-cell table:formula="of:=SUM([.D2:.D11])" office:value-type="float" office:value="0.01131193" calcext:value-type="float">
            <text:p>0.01131193</text:p>
          </table:table-cell>
          <table:table-cell table:formula="of:=SUM([.E2:.E11])" office:value-type="float" office:value="0.011969085" calcext:value-type="float">
            <text:p>0.011969085</text:p>
          </table:table-cell>
          <table:table-cell table:formula="of:=SUM([.F2:.F11])" office:value-type="float" office:value="0.01491864" calcext:value-type="float">
            <text:p>0.01491864</text:p>
          </table:table-cell>
          <table:table-cell table:formula="of:=SUM([.G2:.G11])" office:value-type="float" office:value="0.0144915" calcext:value-type="float">
            <text:p>0.01449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0.0024555975" calcext:value-type="float">
            <text:p>0.0024555975</text:p>
          </table:table-cell>
          <table:table-cell table:formula="of:=([.C14]-[.C12]-[.C13])/8" office:value-type="float" office:value="0.001190165" calcext:value-type="float">
            <text:p>0.001190165</text:p>
          </table:table-cell>
          <table:table-cell table:formula="of:=([.D14]-[.D12]-[.D13])/8" office:value-type="float" office:value="0.00113497875" calcext:value-type="float">
            <text:p>0.00113497875</text:p>
          </table:table-cell>
          <table:table-cell table:formula="of:=([.E14]-[.E12]-[.E13])/8" office:value-type="float" office:value="0.00120855375" calcext:value-type="float">
            <text:p>0.00120855375</text:p>
          </table:table-cell>
          <table:table-cell table:formula="of:=([.F14]-[.F12]-[.F13])/8" office:value-type="float" office:value="0.00124317" calcext:value-type="float">
            <text:p>0.00124317</text:p>
          </table:table-cell>
          <table:table-cell table:formula="of:=([.G14]-[.G12]-[.G13])/8" office:value-type="float" office:value="0.00141269875" calcext:value-type="float">
            <text:p>0.001412698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2*22)/[.B15]" office:value-type="float" office:value="286691.935465808" calcext:value-type="float">
            <text:p>286691.935465808</text:p>
          </table:table-cell>
          <table:table-cell table:formula="of:=(32*22)/[.C15]" office:value-type="float" office:value="591514.62192217" calcext:value-type="float">
            <text:p>591514.62192217</text:p>
          </table:table-cell>
          <table:table-cell table:formula="of:=(32*22)/[.D15]" office:value-type="float" office:value="620275.930276228" calcext:value-type="float">
            <text:p>620275.930276228</text:p>
          </table:table-cell>
          <table:table-cell table:formula="of:=(32*22)/[.E15]" office:value-type="float" office:value="582514.430988278" calcext:value-type="float">
            <text:p>582514.430988278</text:p>
          </table:table-cell>
          <table:table-cell table:formula="of:=(32*22)/[.F15]" office:value-type="float" office:value="566294.23168191" calcext:value-type="float">
            <text:p>566294.23168191</text:p>
          </table:table-cell>
          <table:table-cell table:formula="of:=(32*22)/[.G15]" office:value-type="float" office:value="498336.959666737" calcext:value-type="float">
            <text:p>498336.959666737</text:p>
          </table:table-cell>
          <table:table-cell table:number-columns-repeated="1017"/>
        </table:table-row>
      </table:table>
      <table:table table:name="EGA" table:style-name="ta1">
        <table:shapes>
          <draw:frame draw:z-index="0" draw:style-name="gr1" draw:text-style-name="P1" svg:width="9.0752in" svg:height="5.6559in" svg:x="0.1933in" svg:y="3.0004in">
            <draw:object draw:notify-on-update-of-ranges="EGA.B1:EGA.G1 EGA.A16:EGA.A16 EGA.B16:EGA.G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61178" calcext:value-type="float">
            <text:p>0.0161178</text:p>
          </table:table-cell>
          <table:table-cell office:value-type="float" office:value="0.0115939" calcext:value-type="float">
            <text:p>0.0115939</text:p>
          </table:table-cell>
          <table:table-cell office:value-type="float" office:value="0.0119918" calcext:value-type="float">
            <text:p>0.0119918</text:p>
          </table:table-cell>
          <table:table-cell office:value-type="float" office:value="0.0107418" calcext:value-type="float">
            <text:p>0.0107418</text:p>
          </table:table-cell>
          <table:table-cell office:value-type="float" office:value="0.0116617" calcext:value-type="float">
            <text:p>0.0116617</text:p>
          </table:table-cell>
          <table:table-cell office:value-type="float" office:value="0.0107292" calcext:value-type="float">
            <text:p>0.01072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57345" calcext:value-type="float">
            <text:p>0.0157345</text:p>
          </table:table-cell>
          <table:table-cell office:value-type="float" office:value="0.0114645" calcext:value-type="float">
            <text:p>0.0114645</text:p>
          </table:table-cell>
          <table:table-cell office:value-type="float" office:value="0.0115566" calcext:value-type="float">
            <text:p>0.0115566</text:p>
          </table:table-cell>
          <table:table-cell office:value-type="float" office:value="0.0115838" calcext:value-type="float">
            <text:p>0.0115838</text:p>
          </table:table-cell>
          <table:table-cell office:value-type="float" office:value="0.0111676" calcext:value-type="float">
            <text:p>0.0111676</text:p>
          </table:table-cell>
          <table:table-cell office:value-type="float" office:value="0.0106919" calcext:value-type="float">
            <text:p>0.01069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60106" calcext:value-type="float">
            <text:p>0.0160106</text:p>
          </table:table-cell>
          <table:table-cell office:value-type="float" office:value="0.0109064" calcext:value-type="float">
            <text:p>0.0109064</text:p>
          </table:table-cell>
          <table:table-cell office:value-type="float" office:value="0.0129113" calcext:value-type="float">
            <text:p>0.0129113</text:p>
          </table:table-cell>
          <table:table-cell office:value-type="float" office:value="0.0117757" calcext:value-type="float">
            <text:p>0.0117757</text:p>
          </table:table-cell>
          <table:table-cell office:value-type="float" office:value="0.0102493" calcext:value-type="float">
            <text:p>0.0102493</text:p>
          </table:table-cell>
          <table:table-cell office:value-type="float" office:value="0.0110551" calcext:value-type="float">
            <text:p>0.01105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54219" calcext:value-type="float">
            <text:p>0.0154219</text:p>
          </table:table-cell>
          <table:table-cell office:value-type="float" office:value="0.0115607" calcext:value-type="float">
            <text:p>0.0115607</text:p>
          </table:table-cell>
          <table:table-cell office:value-type="float" office:value="0.0138556" calcext:value-type="float">
            <text:p>0.0138556</text:p>
          </table:table-cell>
          <table:table-cell office:value-type="float" office:value="0.0102271" calcext:value-type="float">
            <text:p>0.0102271</text:p>
          </table:table-cell>
          <table:table-cell office:value-type="float" office:value="0.010619" calcext:value-type="float">
            <text:p>0.010619</text:p>
          </table:table-cell>
          <table:table-cell office:value-type="float" office:value="0.011794" calcext:value-type="float">
            <text:p>0.0117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4968" calcext:value-type="float">
            <text:p>0.014968</text:p>
          </table:table-cell>
          <table:table-cell office:value-type="float" office:value="0.0128819" calcext:value-type="float">
            <text:p>0.0128819</text:p>
          </table:table-cell>
          <table:table-cell office:value-type="float" office:value="0.0142702" calcext:value-type="float">
            <text:p>0.0142702</text:p>
          </table:table-cell>
          <table:table-cell office:value-type="float" office:value="0.0142822" calcext:value-type="float">
            <text:p>0.0142822</text:p>
          </table:table-cell>
          <table:table-cell office:value-type="float" office:value="0.0111387" calcext:value-type="float">
            <text:p>0.0111387</text:p>
          </table:table-cell>
          <table:table-cell office:value-type="float" office:value="0.0105423" calcext:value-type="float">
            <text:p>0.01054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56569" calcext:value-type="float">
            <text:p>0.0156569</text:p>
          </table:table-cell>
          <table:table-cell office:value-type="float" office:value="0.0118701" calcext:value-type="float">
            <text:p>0.0118701</text:p>
          </table:table-cell>
          <table:table-cell office:value-type="float" office:value="0.0105074" calcext:value-type="float">
            <text:p>0.0105074</text:p>
          </table:table-cell>
          <table:table-cell office:value-type="float" office:value="0.0109795" calcext:value-type="float">
            <text:p>0.0109795</text:p>
          </table:table-cell>
          <table:table-cell office:value-type="float" office:value="0.0114176" calcext:value-type="float">
            <text:p>0.0114176</text:p>
          </table:table-cell>
          <table:table-cell office:value-type="float" office:value="0.0105275" calcext:value-type="float">
            <text:p>0.01052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67609" calcext:value-type="float">
            <text:p>0.0167609</text:p>
          </table:table-cell>
          <table:table-cell office:value-type="float" office:value="0.0111519" calcext:value-type="float">
            <text:p>0.0111519</text:p>
          </table:table-cell>
          <table:table-cell office:value-type="float" office:value="0.0105865" calcext:value-type="float">
            <text:p>0.0105865</text:p>
          </table:table-cell>
          <table:table-cell office:value-type="float" office:value="0.0102491" calcext:value-type="float">
            <text:p>0.0102491</text:p>
          </table:table-cell>
          <table:table-cell office:value-type="float" office:value="0.00957895" calcext:value-type="float">
            <text:p>0.00957895</text:p>
          </table:table-cell>
          <table:table-cell office:value-type="float" office:value="0.0106433" calcext:value-type="float">
            <text:p>0.01064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60334" calcext:value-type="float">
            <text:p>0.0160334</text:p>
          </table:table-cell>
          <table:table-cell office:value-type="float" office:value="0.0115197" calcext:value-type="float">
            <text:p>0.0115197</text:p>
          </table:table-cell>
          <table:table-cell office:value-type="float" office:value="0.0111645" calcext:value-type="float">
            <text:p>0.0111645</text:p>
          </table:table-cell>
          <table:table-cell office:value-type="float" office:value="0.0108762" calcext:value-type="float">
            <text:p>0.0108762</text:p>
          </table:table-cell>
          <table:table-cell office:value-type="float" office:value="0.0104509" calcext:value-type="float">
            <text:p>0.0104509</text:p>
          </table:table-cell>
          <table:table-cell office:value-type="float" office:value="0.0114013" calcext:value-type="float">
            <text:p>0.01140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0157448" calcext:value-type="float">
            <text:p>0.0157448</text:p>
          </table:table-cell>
          <table:table-cell office:value-type="float" office:value="0.011209" calcext:value-type="float">
            <text:p>0.011209</text:p>
          </table:table-cell>
          <table:table-cell office:value-type="float" office:value="0.0106798" calcext:value-type="float">
            <text:p>0.0106798</text:p>
          </table:table-cell>
          <table:table-cell office:value-type="float" office:value="0.0115689" calcext:value-type="float">
            <text:p>0.0115689</text:p>
          </table:table-cell>
          <table:table-cell office:value-type="float" office:value="0.0105967" calcext:value-type="float">
            <text:p>0.0105967</text:p>
          </table:table-cell>
          <table:table-cell office:value-type="float" office:value="0.0110052" calcext:value-type="float">
            <text:p>0.0110052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0.0162623" calcext:value-type="float">
            <text:p>0.0162623</text:p>
          </table:table-cell>
          <table:table-cell table:style-name="ce2" office:value-type="float" office:value="0.0107015" calcext:value-type="float">
            <text:p>0.0107015</text:p>
          </table:table-cell>
          <table:table-cell table:style-name="ce2" office:value-type="float" office:value="0.0105226" calcext:value-type="float">
            <text:p>0.0105226</text:p>
          </table:table-cell>
          <table:table-cell table:style-name="ce2" office:value-type="float" office:value="0.011217" calcext:value-type="float">
            <text:p>0.011217</text:p>
          </table:table-cell>
          <table:table-cell table:style-name="ce2" office:value-type="float" office:value="0.0111087" calcext:value-type="float">
            <text:p>0.0111087</text:p>
          </table:table-cell>
          <table:table-cell table:style-name="ce2" office:value-type="float" office:value="0.011283" calcext:value-type="float">
            <text:p>0.011283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0.014968" calcext:value-type="float">
            <text:p>0.014968</text:p>
          </table:table-cell>
          <table:table-cell table:style-name="ce3" table:formula="of:=MIN([.C2:.C11])" office:value-type="float" office:value="0.0107015" calcext:value-type="float">
            <text:p>0.0107015</text:p>
          </table:table-cell>
          <table:table-cell table:style-name="ce3" table:formula="of:=MIN([.D2:.D11])" office:value-type="float" office:value="0.0105074" calcext:value-type="float">
            <text:p>0.0105074</text:p>
          </table:table-cell>
          <table:table-cell table:style-name="ce3" table:formula="of:=MIN([.E2:.E11])" office:value-type="float" office:value="0.0102271" calcext:value-type="float">
            <text:p>0.0102271</text:p>
          </table:table-cell>
          <table:table-cell table:style-name="ce3" table:formula="of:=MIN([.F2:.F11])" office:value-type="float" office:value="0.00957895" calcext:value-type="float">
            <text:p>0.00957895</text:p>
          </table:table-cell>
          <table:table-cell table:style-name="ce3" table:formula="of:=MIN([.G2:.G11])" office:value-type="float" office:value="0.0105275" calcext:value-type="float">
            <text:p>0.01052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0.0167609" calcext:value-type="float">
            <text:p>0.0167609</text:p>
          </table:table-cell>
          <table:table-cell table:formula="of:=MAX([.C2:.C11])" office:value-type="float" office:value="0.0128819" calcext:value-type="float">
            <text:p>0.0128819</text:p>
          </table:table-cell>
          <table:table-cell table:formula="of:=MAX([.D2:.D11])" office:value-type="float" office:value="0.0142702" calcext:value-type="float">
            <text:p>0.0142702</text:p>
          </table:table-cell>
          <table:table-cell table:formula="of:=MAX([.E2:.E11])" office:value-type="float" office:value="0.0142822" calcext:value-type="float">
            <text:p>0.0142822</text:p>
          </table:table-cell>
          <table:table-cell table:formula="of:=MAX([.F2:.F11])" office:value-type="float" office:value="0.0116617" calcext:value-type="float">
            <text:p>0.0116617</text:p>
          </table:table-cell>
          <table:table-cell table:formula="of:=MAX([.G2:.G11])" office:value-type="float" office:value="0.011794" calcext:value-type="float">
            <text:p>0.01179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0.1587111" calcext:value-type="float">
            <text:p>0.1587111</text:p>
          </table:table-cell>
          <table:table-cell table:formula="of:=SUM([.C2:.C11])" office:value-type="float" office:value="0.1148596" calcext:value-type="float">
            <text:p>0.1148596</text:p>
          </table:table-cell>
          <table:table-cell table:formula="of:=SUM([.D2:.D11])" office:value-type="float" office:value="0.1180463" calcext:value-type="float">
            <text:p>0.1180463</text:p>
          </table:table-cell>
          <table:table-cell table:formula="of:=SUM([.E2:.E11])" office:value-type="float" office:value="0.1135013" calcext:value-type="float">
            <text:p>0.1135013</text:p>
          </table:table-cell>
          <table:table-cell table:formula="of:=SUM([.F2:.F11])" office:value-type="float" office:value="0.10798915" calcext:value-type="float">
            <text:p>0.10798915</text:p>
          </table:table-cell>
          <table:table-cell table:formula="of:=SUM([.G2:.G11])" office:value-type="float" office:value="0.1096728" calcext:value-type="float">
            <text:p>0.10967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0.015872775" calcext:value-type="float">
            <text:p>0.015872775</text:p>
          </table:table-cell>
          <table:table-cell table:formula="of:=([.C14]-[.C12]-[.C13])/8" office:value-type="float" office:value="0.011409525" calcext:value-type="float">
            <text:p>0.011409525</text:p>
          </table:table-cell>
          <table:table-cell table:formula="of:=([.D14]-[.D12]-[.D13])/8" office:value-type="float" office:value="0.0116585875" calcext:value-type="float">
            <text:p>0.0116585875</text:p>
          </table:table-cell>
          <table:table-cell table:formula="of:=([.E14]-[.E12]-[.E13])/8" office:value-type="float" office:value="0.011124" calcext:value-type="float">
            <text:p>0.011124</text:p>
          </table:table-cell>
          <table:table-cell table:formula="of:=([.F14]-[.F12]-[.F13])/8" office:value-type="float" office:value="0.0108435625" calcext:value-type="float">
            <text:p>0.0108435625</text:p>
          </table:table-cell>
          <table:table-cell table:formula="of:=([.G14]-[.G12]-[.G13])/8" office:value-type="float" office:value="0.0109189125" calcext:value-type="float">
            <text:p>0.01091891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20*200)/[.B15]" office:value-type="float" office:value="4032061.18652851" calcext:value-type="float">
            <text:p>4032061.18652851</text:p>
          </table:table-cell>
          <table:table-cell table:formula="of:=(320*200)/[.C15]" office:value-type="float" office:value="5609348.32957551" calcext:value-type="float">
            <text:p>5609348.32957551</text:p>
          </table:table-cell>
          <table:table-cell table:formula="of:=(320*200)/[.D15]" office:value-type="float" office:value="5489515.77538874" calcext:value-type="float">
            <text:p>5489515.77538874</text:p>
          </table:table-cell>
          <table:table-cell table:formula="of:=(320*200)/[.E15]" office:value-type="float" office:value="5753326.14167566" calcext:value-type="float">
            <text:p>5753326.14167566</text:p>
          </table:table-cell>
          <table:table-cell table:formula="of:=(320*200)/[.F15]" office:value-type="float" office:value="5902119.34500308" calcext:value-type="float">
            <text:p>5902119.34500308</text:p>
          </table:table-cell>
          <table:table-cell table:formula="of:=(320*200)/[.G15]" office:value-type="float" office:value="5861389.5843565" calcext:value-type="float">
            <text:p>5861389.5843565</text:p>
          </table:table-cell>
          <table:table-cell table:number-columns-repeated="1017"/>
        </table:table-row>
      </table:table>
      <table:table table:name="4K" table:style-name="ta1">
        <table:shapes>
          <draw:frame draw:z-index="0" draw:style-name="gr1" draw:text-style-name="P1" svg:width="50.4122in" svg:height="5.9669in" svg:x="0.0339in" svg:y="2.889in">
            <draw:object draw:notify-on-update-of-ranges="4K.B1:4K.N1 4K.A16:4K.A16 4K.B16:4K.N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>
            <text:p>Threads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.8391" calcext:value-type="float">
            <text:p>11.8391</text:p>
          </table:table-cell>
          <table:table-cell office:value-type="float" office:value="6.17179" calcext:value-type="float">
            <text:p>6.17179</text:p>
          </table:table-cell>
          <table:table-cell office:value-type="float" office:value="3.43818" calcext:value-type="float">
            <text:p>3.43818</text:p>
          </table:table-cell>
          <table:table-cell office:value-type="float" office:value="3.63738" calcext:value-type="float">
            <text:p>3.63738</text:p>
          </table:table-cell>
          <table:table-cell office:value-type="float" office:value="54063.5" calcext:value-type="float">
            <text:p>54063.5</text:p>
          </table:table-cell>
          <table:table-cell office:value-type="float" office:value="4.53639" calcext:value-type="float">
            <text:p>4.53639</text:p>
          </table:table-cell>
          <table:table-cell office:value-type="float" office:value="3.45523" calcext:value-type="float">
            <text:p>3.45523</text:p>
          </table:table-cell>
          <table:table-cell office:value-type="float" office:value="3.45988" calcext:value-type="float">
            <text:p>3.45988</text:p>
          </table:table-cell>
          <table:table-cell office:value-type="float" office:value="3.82347" calcext:value-type="float">
            <text:p>3.82347</text:p>
          </table:table-cell>
          <table:table-cell office:value-type="float" office:value="3.45239" calcext:value-type="float">
            <text:p>3.45239</text:p>
          </table:table-cell>
          <table:table-cell office:value-type="float" office:value="3.37636" calcext:value-type="float">
            <text:p>3.37636</text:p>
          </table:table-cell>
          <table:table-cell office:value-type="float" office:value="3.46234" calcext:value-type="float">
            <text:p>3.46234</text:p>
          </table:table-cell>
          <table:table-cell office:value-type="float" office:value="3.35621" calcext:value-type="float">
            <text:p>3.3562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.8387" calcext:value-type="float">
            <text:p>11.8387</text:p>
          </table:table-cell>
          <table:table-cell office:value-type="float" office:value="6.18243" calcext:value-type="float">
            <text:p>6.18243</text:p>
          </table:table-cell>
          <table:table-cell office:value-type="float" office:value="3.43688" calcext:value-type="float">
            <text:p>3.43688</text:p>
          </table:table-cell>
          <table:table-cell office:value-type="float" office:value="3.62045" calcext:value-type="float">
            <text:p>3.62045</text:p>
          </table:table-cell>
          <table:table-cell office:value-type="float" office:value="-54052.4" calcext:value-type="float">
            <text:p>-54052.4</text:p>
          </table:table-cell>
          <table:table-cell office:value-type="float" office:value="3.96923" calcext:value-type="float">
            <text:p>3.96923</text:p>
          </table:table-cell>
          <table:table-cell office:value-type="float" office:value="3.44945" calcext:value-type="float">
            <text:p>3.44945</text:p>
          </table:table-cell>
          <table:table-cell office:value-type="float" office:value="3.44157" calcext:value-type="float">
            <text:p>3.44157</text:p>
          </table:table-cell>
          <table:table-cell office:value-type="float" office:value="3.81447" calcext:value-type="float">
            <text:p>3.81447</text:p>
          </table:table-cell>
          <table:table-cell office:value-type="float" office:value="3.43491" calcext:value-type="float">
            <text:p>3.43491</text:p>
          </table:table-cell>
          <table:table-cell office:value-type="float" office:value="3.43307" calcext:value-type="float">
            <text:p>3.43307</text:p>
          </table:table-cell>
          <table:table-cell office:value-type="float" office:value="3.41824" calcext:value-type="float">
            <text:p>3.41824</text:p>
          </table:table-cell>
          <table:table-cell office:value-type="float" office:value="3.43623" calcext:value-type="float">
            <text:p>3.4362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.8292" calcext:value-type="float">
            <text:p>11.8292</text:p>
          </table:table-cell>
          <table:table-cell office:value-type="float" office:value="6.18642" calcext:value-type="float">
            <text:p>6.18642</text:p>
          </table:table-cell>
          <table:table-cell office:value-type="float" office:value="3.38589" calcext:value-type="float">
            <text:p>3.38589</text:p>
          </table:table-cell>
          <table:table-cell office:value-type="float" office:value="3.58739" calcext:value-type="float">
            <text:p>3.58739</text:p>
          </table:table-cell>
          <table:table-cell office:value-type="float" office:value="4.57744" calcext:value-type="float">
            <text:p>4.57744</text:p>
          </table:table-cell>
          <table:table-cell office:value-type="float" office:value="3.48944" calcext:value-type="float">
            <text:p>3.48944</text:p>
          </table:table-cell>
          <table:table-cell office:value-type="float" office:value="3.4707" calcext:value-type="float">
            <text:p>3.4707</text:p>
          </table:table-cell>
          <table:table-cell office:value-type="float" office:value="3.43691" calcext:value-type="float">
            <text:p>3.43691</text:p>
          </table:table-cell>
          <table:table-cell office:value-type="float" office:value="3.54179" calcext:value-type="float">
            <text:p>3.54179</text:p>
          </table:table-cell>
          <table:table-cell office:value-type="float" office:value="3.44463" calcext:value-type="float">
            <text:p>3.44463</text:p>
          </table:table-cell>
          <table:table-cell office:value-type="float" office:value="3.53586" calcext:value-type="float">
            <text:p>3.53586</text:p>
          </table:table-cell>
          <table:table-cell office:value-type="float" office:value="3.37458" calcext:value-type="float">
            <text:p>3.37458</text:p>
          </table:table-cell>
          <table:table-cell office:value-type="float" office:value="3.4381" calcext:value-type="float">
            <text:p>3.438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.8339" calcext:value-type="float">
            <text:p>11.8339</text:p>
          </table:table-cell>
          <table:table-cell office:value-type="float" office:value="6.18197" calcext:value-type="float">
            <text:p>6.18197</text:p>
          </table:table-cell>
          <table:table-cell office:value-type="float" office:value="3.44373" calcext:value-type="float">
            <text:p>3.44373</text:p>
          </table:table-cell>
          <table:table-cell office:value-type="float" office:value="3.55141" calcext:value-type="float">
            <text:p>3.55141</text:p>
          </table:table-cell>
          <table:table-cell office:value-type="float" office:value="4.53771" calcext:value-type="float">
            <text:p>4.53771</text:p>
          </table:table-cell>
          <table:table-cell office:value-type="float" office:value="3.53519" calcext:value-type="float">
            <text:p>3.53519</text:p>
          </table:table-cell>
          <table:table-cell office:value-type="float" office:value="3.47499" calcext:value-type="float">
            <text:p>3.47499</text:p>
          </table:table-cell>
          <table:table-cell office:value-type="float" office:value="3.38127" calcext:value-type="float">
            <text:p>3.38127</text:p>
          </table:table-cell>
          <table:table-cell office:value-type="float" office:value="3.43189" calcext:value-type="float">
            <text:p>3.43189</text:p>
          </table:table-cell>
          <table:table-cell office:value-type="float" office:value="3.41517" calcext:value-type="float">
            <text:p>3.41517</text:p>
          </table:table-cell>
          <table:table-cell office:value-type="float" office:value="3.45407" calcext:value-type="float">
            <text:p>3.45407</text:p>
          </table:table-cell>
          <table:table-cell office:value-type="float" office:value="3.44374" calcext:value-type="float">
            <text:p>3.44374</text:p>
          </table:table-cell>
          <table:table-cell office:value-type="float" office:value="3.42846" calcext:value-type="float">
            <text:p>3.4284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.8544" calcext:value-type="float">
            <text:p>11.8544</text:p>
          </table:table-cell>
          <table:table-cell office:value-type="float" office:value="6.16281" calcext:value-type="float">
            <text:p>6.16281</text:p>
          </table:table-cell>
          <table:table-cell office:value-type="float" office:value="3.40251" calcext:value-type="float">
            <text:p>3.40251</text:p>
          </table:table-cell>
          <table:table-cell office:value-type="float" office:value="3.61056" calcext:value-type="float">
            <text:p>3.61056</text:p>
          </table:table-cell>
          <table:table-cell office:value-type="float" office:value="4.59083" calcext:value-type="float">
            <text:p>4.59083</text:p>
          </table:table-cell>
          <table:table-cell office:value-type="float" office:value="3.53532" calcext:value-type="float">
            <text:p>3.53532</text:p>
          </table:table-cell>
          <table:table-cell office:value-type="float" office:value="3.60557" calcext:value-type="float">
            <text:p>3.60557</text:p>
          </table:table-cell>
          <table:table-cell office:value-type="float" office:value="3.44027" calcext:value-type="float">
            <text:p>3.44027</text:p>
          </table:table-cell>
          <table:table-cell office:value-type="float" office:value="3.48433" calcext:value-type="float">
            <text:p>3.48433</text:p>
          </table:table-cell>
          <table:table-cell office:value-type="float" office:value="3.43238" calcext:value-type="float">
            <text:p>3.43238</text:p>
          </table:table-cell>
          <table:table-cell office:value-type="float" office:value="3.43157" calcext:value-type="float">
            <text:p>3.43157</text:p>
          </table:table-cell>
          <table:table-cell office:value-type="float" office:value="3.41717" calcext:value-type="float">
            <text:p>3.41717</text:p>
          </table:table-cell>
          <table:table-cell office:value-type="float" office:value="3.43414" calcext:value-type="float">
            <text:p>3.4341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.8172" calcext:value-type="float">
            <text:p>11.8172</text:p>
          </table:table-cell>
          <table:table-cell office:value-type="float" office:value="6.18101" calcext:value-type="float">
            <text:p>6.18101</text:p>
          </table:table-cell>
          <table:table-cell office:value-type="float" office:value="4.33049" calcext:value-type="float">
            <text:p>4.33049</text:p>
          </table:table-cell>
          <table:table-cell office:value-type="float" office:value="3.67888" calcext:value-type="float">
            <text:p>3.67888</text:p>
          </table:table-cell>
          <table:table-cell office:value-type="float" office:value="4.65179" calcext:value-type="float">
            <text:p>4.65179</text:p>
          </table:table-cell>
          <table:table-cell office:value-type="float" office:value="3.51449" calcext:value-type="float">
            <text:p>3.51449</text:p>
          </table:table-cell>
          <table:table-cell office:value-type="float" office:value="3.45977" calcext:value-type="float">
            <text:p>3.45977</text:p>
          </table:table-cell>
          <table:table-cell office:value-type="float" office:value="3.457" calcext:value-type="float">
            <text:p>3.457</text:p>
          </table:table-cell>
          <table:table-cell office:value-type="float" office:value="3.3804" calcext:value-type="float">
            <text:p>3.3804</text:p>
          </table:table-cell>
          <table:table-cell office:value-type="float" office:value="3.44674" calcext:value-type="float">
            <text:p>3.44674</text:p>
          </table:table-cell>
          <table:table-cell office:value-type="float" office:value="3.45011" calcext:value-type="float">
            <text:p>3.45011</text:p>
          </table:table-cell>
          <table:table-cell office:value-type="float" office:value="3.4414" calcext:value-type="float">
            <text:p>3.4414</text:p>
          </table:table-cell>
          <table:table-cell office:value-type="float" office:value="3.40702" calcext:value-type="float">
            <text:p>3.40702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.8289" calcext:value-type="float">
            <text:p>11.8289</text:p>
          </table:table-cell>
          <table:table-cell office:value-type="float" office:value="6.19271" calcext:value-type="float">
            <text:p>6.19271</text:p>
          </table:table-cell>
          <table:table-cell office:value-type="float" office:value="4.61376" calcext:value-type="float">
            <text:p>4.61376</text:p>
          </table:table-cell>
          <table:table-cell office:value-type="float" office:value="4.4395" calcext:value-type="float">
            <text:p>4.4395</text:p>
          </table:table-cell>
          <table:table-cell office:value-type="float" office:value="4.39116" calcext:value-type="float">
            <text:p>4.39116</text:p>
          </table:table-cell>
          <table:table-cell office:value-type="float" office:value="3.4716" calcext:value-type="float">
            <text:p>3.4716</text:p>
          </table:table-cell>
          <table:table-cell office:value-type="float" office:value="3.47003" calcext:value-type="float">
            <text:p>3.47003</text:p>
          </table:table-cell>
          <table:table-cell office:value-type="float" office:value="3.54452" calcext:value-type="float">
            <text:p>3.54452</text:p>
          </table:table-cell>
          <table:table-cell office:value-type="float" office:value="3.43534" calcext:value-type="float">
            <text:p>3.43534</text:p>
          </table:table-cell>
          <table:table-cell office:value-type="float" office:value="3.45587" calcext:value-type="float">
            <text:p>3.45587</text:p>
          </table:table-cell>
          <table:table-cell office:value-type="float" office:value="3.36813" calcext:value-type="float">
            <text:p>3.36813</text:p>
          </table:table-cell>
          <table:table-cell office:value-type="float" office:value="3.43108" calcext:value-type="float">
            <text:p>3.43108</text:p>
          </table:table-cell>
          <table:table-cell office:value-type="float" office:value="3.35617" calcext:value-type="float">
            <text:p>3.3561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.7814" calcext:value-type="float">
            <text:p>11.7814</text:p>
          </table:table-cell>
          <table:table-cell office:value-type="float" office:value="6.19484" calcext:value-type="float">
            <text:p>6.19484</text:p>
          </table:table-cell>
          <table:table-cell office:value-type="float" office:value="4.36787" calcext:value-type="float">
            <text:p>4.36787</text:p>
          </table:table-cell>
          <table:table-cell office:value-type="float" office:value="4.63168" calcext:value-type="float">
            <text:p>4.63168</text:p>
          </table:table-cell>
          <table:table-cell office:value-type="float" office:value="4.14237" calcext:value-type="float">
            <text:p>4.14237</text:p>
          </table:table-cell>
          <table:table-cell office:value-type="float" office:value="3.57364" calcext:value-type="float">
            <text:p>3.57364</text:p>
          </table:table-cell>
          <table:table-cell office:value-type="float" office:value="3.49496" calcext:value-type="float">
            <text:p>3.49496</text:p>
          </table:table-cell>
          <table:table-cell office:value-type="float" office:value="3.37864" calcext:value-type="float">
            <text:p>3.37864</text:p>
          </table:table-cell>
          <table:table-cell office:value-type="float" office:value="3.37948" calcext:value-type="float">
            <text:p>3.37948</text:p>
          </table:table-cell>
          <table:table-cell office:value-type="float" office:value="3.38105" calcext:value-type="float">
            <text:p>3.38105</text:p>
          </table:table-cell>
          <table:table-cell office:value-type="float" office:value="3.43276" calcext:value-type="float">
            <text:p>3.43276</text:p>
          </table:table-cell>
          <table:table-cell office:value-type="float" office:value="3.35644" calcext:value-type="float">
            <text:p>3.35644</text:p>
          </table:table-cell>
          <table:table-cell office:value-type="float" office:value="3.43293" calcext:value-type="float">
            <text:p>3.4329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1.7838" calcext:value-type="float">
            <text:p>11.7838</text:p>
          </table:table-cell>
          <table:table-cell office:value-type="float" office:value="6.17176" calcext:value-type="float">
            <text:p>6.17176</text:p>
          </table:table-cell>
          <table:table-cell office:value-type="float" office:value="3.53843" calcext:value-type="float">
            <text:p>3.53843</text:p>
          </table:table-cell>
          <table:table-cell office:value-type="float" office:value="5.08463" calcext:value-type="float">
            <text:p>5.08463</text:p>
          </table:table-cell>
          <table:table-cell office:value-type="float" office:value="4.52638" calcext:value-type="float">
            <text:p>4.52638</text:p>
          </table:table-cell>
          <table:table-cell office:value-type="float" office:value="3.51161" calcext:value-type="float">
            <text:p>3.51161</text:p>
          </table:table-cell>
          <table:table-cell office:value-type="float" office:value="3.48478" calcext:value-type="float">
            <text:p>3.48478</text:p>
          </table:table-cell>
          <table:table-cell office:value-type="float" office:value="3.514" calcext:value-type="float">
            <text:p>3.514</text:p>
          </table:table-cell>
          <table:table-cell office:value-type="float" office:value="3.42513" calcext:value-type="float">
            <text:p>3.42513</text:p>
          </table:table-cell>
          <table:table-cell office:value-type="float" office:value="3.42986" calcext:value-type="float">
            <text:p>3.42986</text:p>
          </table:table-cell>
          <table:table-cell office:value-type="float" office:value="3.44596" calcext:value-type="float">
            <text:p>3.44596</text:p>
          </table:table-cell>
          <table:table-cell office:value-type="float" office:value="3.36384" calcext:value-type="float">
            <text:p>3.36384</text:p>
          </table:table-cell>
          <table:table-cell office:value-type="float" office:value="3.36427" calcext:value-type="float">
            <text:p>3.364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float" office:value="11.8307" calcext:value-type="float">
            <text:p>11.8307</text:p>
          </table:table-cell>
          <table:table-cell table:style-name="ce2" office:value-type="float" office:value="6.17163" calcext:value-type="float">
            <text:p>6.17163</text:p>
          </table:table-cell>
          <table:table-cell table:style-name="ce2" office:value-type="float" office:value="3.55478" calcext:value-type="float">
            <text:p>3.55478</text:p>
          </table:table-cell>
          <table:table-cell table:style-name="ce2" office:value-type="float" office:value="6.52606" calcext:value-type="float">
            <text:p>6.52606</text:p>
          </table:table-cell>
          <table:table-cell table:style-name="ce2" office:value-type="float" office:value="4.48952" calcext:value-type="float">
            <text:p>4.48952</text:p>
          </table:table-cell>
          <table:table-cell table:style-name="ce2" office:value-type="float" office:value="3.4509" calcext:value-type="float">
            <text:p>3.4509</text:p>
          </table:table-cell>
          <table:table-cell table:style-name="ce2" office:value-type="float" office:value="3.45565" calcext:value-type="float">
            <text:p>3.45565</text:p>
          </table:table-cell>
          <table:table-cell table:style-name="ce2" office:value-type="float" office:value="4.43836" calcext:value-type="float">
            <text:p>4.43836</text:p>
          </table:table-cell>
          <table:table-cell table:style-name="ce2" office:value-type="float" office:value="3.41474" calcext:value-type="float">
            <text:p>3.41474</text:p>
          </table:table-cell>
          <table:table-cell table:style-name="ce2" office:value-type="float" office:value="3.42976" calcext:value-type="float">
            <text:p>3.42976</text:p>
          </table:table-cell>
          <table:table-cell table:style-name="ce2" office:value-type="float" office:value="3.43361" calcext:value-type="float">
            <text:p>3.43361</text:p>
          </table:table-cell>
          <table:table-cell table:style-name="ce2" office:value-type="float" office:value="3.46794" calcext:value-type="float">
            <text:p>3.46794</text:p>
          </table:table-cell>
          <table:table-cell table:style-name="ce2" office:value-type="float" office:value="3.44904" calcext:value-type="float">
            <text:p>3.44904</text:p>
          </table:table-cell>
          <table:table-cell table:style-name="ce2" table:number-columns-repeated="1010"/>
        </table:table-row>
        <table:table-row table:style-name="ro1">
          <table:table-cell table:style-name="ce1" office:value-type="string" calcext:value-type="string">
            <text:p>Min:</text:p>
          </table:table-cell>
          <table:table-cell table:style-name="ce3" table:formula="of:=MIN([.B2:.B11])" office:value-type="float" office:value="11.7814" calcext:value-type="float">
            <text:p>11.7814</text:p>
          </table:table-cell>
          <table:table-cell table:style-name="ce3" table:formula="of:=MIN([.C2:.C11])" office:value-type="float" office:value="6.16281" calcext:value-type="float">
            <text:p>6.16281</text:p>
          </table:table-cell>
          <table:table-cell table:style-name="ce3" table:formula="of:=MIN([.D2:.D11])" office:value-type="float" office:value="3.38589" calcext:value-type="float">
            <text:p>3.38589</text:p>
          </table:table-cell>
          <table:table-cell table:style-name="ce3" table:formula="of:=MIN([.E2:.E11])" office:value-type="float" office:value="3.55141" calcext:value-type="float">
            <text:p>3.55141</text:p>
          </table:table-cell>
          <table:table-cell table:style-name="ce3" table:formula="of:=MIN([.F2:.F11])" office:value-type="float" office:value="-54052.4" calcext:value-type="float">
            <text:p>-54052.4</text:p>
          </table:table-cell>
          <table:table-cell table:style-name="ce3" table:formula="of:=MIN([.G2:.G11])" office:value-type="float" office:value="3.4509" calcext:value-type="float">
            <text:p>3.4509</text:p>
          </table:table-cell>
          <table:table-cell table:style-name="ce3" table:formula="of:=MIN([.H2:.H11])" office:value-type="float" office:value="3.44945" calcext:value-type="float">
            <text:p>3.44945</text:p>
          </table:table-cell>
          <table:table-cell table:style-name="ce3" table:formula="of:=MIN([.I2:.I11])" office:value-type="float" office:value="3.37864" calcext:value-type="float">
            <text:p>3.37864</text:p>
          </table:table-cell>
          <table:table-cell table:style-name="ce3" table:formula="of:=MIN([.J2:.J11])" office:value-type="float" office:value="3.37948" calcext:value-type="float">
            <text:p>3.37948</text:p>
          </table:table-cell>
          <table:table-cell table:style-name="ce3" table:formula="of:=MIN([.K2:.K11])" office:value-type="float" office:value="3.38105" calcext:value-type="float">
            <text:p>3.38105</text:p>
          </table:table-cell>
          <table:table-cell table:style-name="ce3" table:formula="of:=MIN([.L2:.L11])" office:value-type="float" office:value="3.36813" calcext:value-type="float">
            <text:p>3.36813</text:p>
          </table:table-cell>
          <table:table-cell table:style-name="ce3" table:formula="of:=MIN([.M2:.M11])" office:value-type="float" office:value="3.35644" calcext:value-type="float">
            <text:p>3.35644</text:p>
          </table:table-cell>
          <table:table-cell table:style-name="ce3" table:formula="of:=MIN([.N2:.N11])" office:value-type="float" office:value="3.35617" calcext:value-type="float">
            <text:p>3.3561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ax:</text:p>
          </table:table-cell>
          <table:table-cell table:formula="of:=MAX([.B2:.B11])" office:value-type="float" office:value="11.8544" calcext:value-type="float">
            <text:p>11.8544</text:p>
          </table:table-cell>
          <table:table-cell table:formula="of:=MAX([.C2:.C11])" office:value-type="float" office:value="6.19484" calcext:value-type="float">
            <text:p>6.19484</text:p>
          </table:table-cell>
          <table:table-cell table:formula="of:=MAX([.D2:.D11])" office:value-type="float" office:value="4.61376" calcext:value-type="float">
            <text:p>4.61376</text:p>
          </table:table-cell>
          <table:table-cell table:formula="of:=MAX([.E2:.E11])" office:value-type="float" office:value="6.52606" calcext:value-type="float">
            <text:p>6.52606</text:p>
          </table:table-cell>
          <table:table-cell table:formula="of:=MAX([.F2:.F11])" office:value-type="float" office:value="54063.5" calcext:value-type="float">
            <text:p>54063.5</text:p>
          </table:table-cell>
          <table:table-cell table:formula="of:=MAX([.G2:.G11])" office:value-type="float" office:value="4.53639" calcext:value-type="float">
            <text:p>4.53639</text:p>
          </table:table-cell>
          <table:table-cell table:formula="of:=MAX([.H2:.H11])" office:value-type="float" office:value="3.60557" calcext:value-type="float">
            <text:p>3.60557</text:p>
          </table:table-cell>
          <table:table-cell table:formula="of:=MAX([.I2:.I11])" office:value-type="float" office:value="4.43836" calcext:value-type="float">
            <text:p>4.43836</text:p>
          </table:table-cell>
          <table:table-cell table:formula="of:=MAX([.J2:.J11])" office:value-type="float" office:value="3.82347" calcext:value-type="float">
            <text:p>3.82347</text:p>
          </table:table-cell>
          <table:table-cell table:formula="of:=MAX([.K2:.K11])" office:value-type="float" office:value="3.45587" calcext:value-type="float">
            <text:p>3.45587</text:p>
          </table:table-cell>
          <table:table-cell table:formula="of:=MAX([.L2:.L11])" office:value-type="float" office:value="3.53586" calcext:value-type="float">
            <text:p>3.53586</text:p>
          </table:table-cell>
          <table:table-cell table:formula="of:=MAX([.M2:.M11])" office:value-type="float" office:value="3.46794" calcext:value-type="float">
            <text:p>3.46794</text:p>
          </table:table-cell>
          <table:table-cell table:formula="of:=MAX([.N2:.N11])" office:value-type="float" office:value="3.44904" calcext:value-type="float">
            <text:p>3.4490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formula="of:=SUM([.B2:.B11])" office:value-type="float" office:value="118.2373" calcext:value-type="float">
            <text:p>118.2373</text:p>
          </table:table-cell>
          <table:table-cell table:formula="of:=SUM([.C2:.C11])" office:value-type="float" office:value="61.79737" calcext:value-type="float">
            <text:p>61.79737</text:p>
          </table:table-cell>
          <table:table-cell table:formula="of:=SUM([.D2:.D11])" office:value-type="float" office:value="37.51252" calcext:value-type="float">
            <text:p>37.51252</text:p>
          </table:table-cell>
          <table:table-cell table:formula="of:=SUM([.E2:.E11])" office:value-type="float" office:value="42.36794" calcext:value-type="float">
            <text:p>42.36794</text:p>
          </table:table-cell>
          <table:table-cell table:formula="of:=SUM([.F2:.F11])" office:value-type="float" office:value="47.0071999999986" calcext:value-type="float">
            <text:p>47.0071999999986</text:p>
          </table:table-cell>
          <table:table-cell table:formula="of:=SUM([.G2:.G11])" office:value-type="float" office:value="36.58781" calcext:value-type="float">
            <text:p>36.58781</text:p>
          </table:table-cell>
          <table:table-cell table:formula="of:=SUM([.H2:.H11])" office:value-type="float" office:value="34.82113" calcext:value-type="float">
            <text:p>34.82113</text:p>
          </table:table-cell>
          <table:table-cell table:formula="of:=SUM([.I2:.I11])" office:value-type="float" office:value="35.49242" calcext:value-type="float">
            <text:p>35.49242</text:p>
          </table:table-cell>
          <table:table-cell table:formula="of:=SUM([.J2:.J11])" office:value-type="float" office:value="35.13104" calcext:value-type="float">
            <text:p>35.13104</text:p>
          </table:table-cell>
          <table:table-cell table:formula="of:=SUM([.K2:.K11])" office:value-type="float" office:value="34.32276" calcext:value-type="float">
            <text:p>34.32276</text:p>
          </table:table-cell>
          <table:table-cell table:formula="of:=SUM([.L2:.L11])" office:value-type="float" office:value="34.3615" calcext:value-type="float">
            <text:p>34.3615</text:p>
          </table:table-cell>
          <table:table-cell table:formula="of:=SUM([.M2:.M11])" office:value-type="float" office:value="34.17677" calcext:value-type="float">
            <text:p>34.17677</text:p>
          </table:table-cell>
          <table:table-cell table:formula="of:=SUM([.N2:.N11])" office:value-type="float" office:value="34.10257" calcext:value-type="float">
            <text:p>34.1025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id-Avg:</text:p>
          </table:table-cell>
          <table:table-cell table:formula="of:=([.B14]-[.B12]-[.B13])/8" office:value-type="float" office:value="11.8251875" calcext:value-type="float">
            <text:p>11.8251875</text:p>
          </table:table-cell>
          <table:table-cell table:formula="of:=([.C14]-[.C12]-[.C13])/8" office:value-type="float" office:value="6.179965" calcext:value-type="float">
            <text:p>6.179965</text:p>
          </table:table-cell>
          <table:table-cell table:formula="of:=([.D14]-[.D12]-[.D13])/8" office:value-type="float" office:value="3.68910875" calcext:value-type="float">
            <text:p>3.68910875</text:p>
          </table:table-cell>
          <table:table-cell table:formula="of:=([.E14]-[.E12]-[.E13])/8" office:value-type="float" office:value="4.03630875" calcext:value-type="float">
            <text:p>4.03630875</text:p>
          </table:table-cell>
          <table:table-cell table:formula="of:=([.F14]-[.F12]-[.F13])/8" office:value-type="float" office:value="4.48840000000018" calcext:value-type="float">
            <text:p>4.48840000000018</text:p>
          </table:table-cell>
          <table:table-cell table:formula="of:=([.G14]-[.G12]-[.G13])/8" office:value-type="float" office:value="3.575065" calcext:value-type="float">
            <text:p>3.575065</text:p>
          </table:table-cell>
          <table:table-cell table:formula="of:=([.H14]-[.H12]-[.H13])/8" office:value-type="float" office:value="3.47076375" calcext:value-type="float">
            <text:p>3.47076375</text:p>
          </table:table-cell>
          <table:table-cell table:formula="of:=([.I14]-[.I12]-[.I13])/8" office:value-type="float" office:value="3.4594275" calcext:value-type="float">
            <text:p>3.4594275</text:p>
          </table:table-cell>
          <table:table-cell table:formula="of:=([.J14]-[.J12]-[.J13])/8" office:value-type="float" office:value="3.49101125" calcext:value-type="float">
            <text:p>3.49101125</text:p>
          </table:table-cell>
          <table:table-cell table:formula="of:=([.K14]-[.K12]-[.K13])/8" office:value-type="float" office:value="3.43573" calcext:value-type="float">
            <text:p>3.43573</text:p>
          </table:table-cell>
          <table:table-cell table:formula="of:=([.L14]-[.L12]-[.L13])/8" office:value-type="float" office:value="3.43218875" calcext:value-type="float">
            <text:p>3.43218875</text:p>
          </table:table-cell>
          <table:table-cell table:formula="of:=([.M14]-[.M12]-[.M13])/8" office:value-type="float" office:value="3.41904875" calcext:value-type="float">
            <text:p>3.41904875</text:p>
          </table:table-cell>
          <table:table-cell table:formula="of:=([.N14]-[.N12]-[.N13])/8" office:value-type="float" office:value="3.41217" calcext:value-type="float">
            <text:p>3.4121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g-PixPerSec:</text:p>
          </table:table-cell>
          <table:table-cell table:formula="of:=(3840*2160)/[.B15]" office:value-type="float" office:value="701418.053624943" calcext:value-type="float">
            <text:p>701418.053624943</text:p>
          </table:table-cell>
          <table:table-cell table:formula="of:=(3840*2160)/[.C15]" office:value-type="float" office:value="1342143.52346656" calcext:value-type="float">
            <text:p>1342143.52346656</text:p>
          </table:table-cell>
          <table:table-cell table:formula="of:=(3840*2160)/[.D15]" office:value-type="float" office:value="2248347.92414292" calcext:value-type="float">
            <text:p>2248347.92414292</text:p>
          </table:table-cell>
          <table:table-cell table:formula="of:=(3840*2160)/[.E15]" office:value-type="float" office:value="2054946.86203081" calcext:value-type="float">
            <text:p>2054946.86203081</text:p>
          </table:table-cell>
          <table:table-cell table:formula="of:=(3840*2160)/[.F15]" office:value-type="float" office:value="1847963.63960424" calcext:value-type="float">
            <text:p>1847963.63960424</text:p>
          </table:table-cell>
          <table:table-cell table:formula="of:=(3840*2160)/[.G15]" office:value-type="float" office:value="2320069.70502634" calcext:value-type="float">
            <text:p>2320069.70502634</text:p>
          </table:table-cell>
          <table:table-cell table:formula="of:=(3840*2160)/[.H15]" office:value-type="float" office:value="2389791.00781492" calcext:value-type="float">
            <text:p>2389791.00781492</text:p>
          </table:table-cell>
          <table:table-cell table:formula="of:=(3840*2160)/[.I15]" office:value-type="float" office:value="2397622.14990775" calcext:value-type="float">
            <text:p>2397622.14990775</text:p>
          </table:table-cell>
          <table:table-cell table:formula="of:=(3840*2160)/[.J15]" office:value-type="float" office:value="2375930.4700035" calcext:value-type="float">
            <text:p>2375930.4700035</text:p>
          </table:table-cell>
          <table:table-cell table:formula="of:=(3840*2160)/[.K15]" office:value-type="float" office:value="2414159.43627701" calcext:value-type="float">
            <text:p>2414159.43627701</text:p>
          </table:table-cell>
          <table:table-cell table:formula="of:=(3840*2160)/[.L15]" office:value-type="float" office:value="2416650.3080578" calcext:value-type="float">
            <text:p>2416650.3080578</text:p>
          </table:table-cell>
          <table:table-cell table:formula="of:=(3840*2160)/[.M15]" office:value-type="float" office:value="2425937.91621134" calcext:value-type="float">
            <text:p>2425937.91621134</text:p>
          </table:table-cell>
          <table:table-cell table:formula="of:=(3840*2160)/[.N15]" office:value-type="float" office:value="2430828.47572073" calcext:value-type="float">
            <text:p>2430828.47572073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00:03:46.320164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01:00:34.802100034</meta:creation-date>
    <dc:date>2025-06-09T00:44:54.836625334</dc:date>
    <meta:editing-duration>PT1H29M57S</meta:editing-duration>
    <meta:editing-cycles>20</meta:editing-cycles>
    <meta:generator>LibreOffice/7.6.7.2$Linux_X86_64 LibreOffice_project/60$Build-2</meta:generator>
    <meta:document-statistic meta:table-count="3" meta:cell-count="41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interval-major="4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8.048cm" svg:height="15.157cm" xlink:href=".." xlink:type="simple" chart:class="chart:scatter" chart:style-name="ch1">
        <chart:legend chart:legend-position="end" svg:x="124.243cm" svg:y="7.279cm" style:legend-expansion="high" chart:style-name="ch2"/>
        <chart:plot-area chart:style-name="ch3" table:cell-range-address="4K.B1:4K.N1 4K.A16:4K.N16" chart:data-source-has-labels="column" svg:x="2.56cm" svg:y="0.303cm" svg:width="119.123cm" svg:height="14.551cm">
          <chart:coordinate-region svg:x="4.107cm" svg:y="0.503cm" svg:width="117.297cm" svg:height="13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K.B16:4K.N16" chart:label-cell-address="4K.A16:4K.A16" chart:class="chart:scatter">
            <chart:domain table:cell-range-address="4K.B1:4K.N1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4K.B1:4K.N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Avg-PixPerSec:</text:p>
                <draw:g>
                  <svg:desc>4K.A16:4K.A16</svg:desc>
                </draw:g>
              </table:table-cell>
              <table:table-cell office:value-type="float" office:value="701418.053624943">
                <text:p>701418.053624943</text:p>
                <draw:g>
                  <svg:desc>4K.B16:4K.N16</svg:desc>
                </draw:g>
              </table:table-cell>
              <table:table-cell office:value-type="float" office:value="1342143.52346656">
                <text:p>1342143.52346656</text:p>
              </table:table-cell>
              <table:table-cell office:value-type="float" office:value="2248347.92414292">
                <text:p>2248347.92414292</text:p>
              </table:table-cell>
              <table:table-cell office:value-type="float" office:value="2054946.86203081">
                <text:p>2054946.86203081</text:p>
              </table:table-cell>
              <table:table-cell office:value-type="float" office:value="1847963.63960424">
                <text:p>1847963.63960424</text:p>
              </table:table-cell>
              <table:table-cell office:value-type="float" office:value="2320069.70502634">
                <text:p>2320069.70502634</text:p>
              </table:table-cell>
              <table:table-cell office:value-type="float" office:value="2389791.00781492">
                <text:p>2389791.00781492</text:p>
              </table:table-cell>
              <table:table-cell office:value-type="float" office:value="2397622.14990775">
                <text:p>2397622.14990775</text:p>
              </table:table-cell>
              <table:table-cell office:value-type="float" office:value="2375930.4700035">
                <text:p>2375930.4700035</text:p>
              </table:table-cell>
              <table:table-cell office:value-type="float" office:value="2414159.43627701">
                <text:p>2414159.43627701</text:p>
              </table:table-cell>
              <table:table-cell office:value-type="float" office:value="2416650.3080578">
                <text:p>2416650.3080578</text:p>
              </table:table-cell>
              <table:table-cell office:value-type="float" office:value="2425937.91621134">
                <text:p>2425937.91621134</text:p>
              </table:table-cell>
              <table:table-cell office:value-type="float" office:value="2430828.47572073">
                <text:p>2430828.47572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64cm" svg:height="14.254cm" xlink:href=".." xlink:type="simple" chart:class="chart:scatter" chart:style-name="ch1">
        <chart:legend chart:legend-position="end" svg:x="18.959cm" svg:y="6.828cm" style:legend-expansion="high" chart:style-name="ch2"/>
        <chart:plot-area chart:style-name="ch3" table:cell-range-address="Speccy.B1:Speccy.G1 Speccy.A16:Speccy.G16" chart:data-source-has-labels="column" svg:x="0.455cm" svg:y="0.285cm" svg:width="18.049cm" svg:height="13.684cm">
          <chart:coordinate-region svg:x="1.817cm" svg:y="0.484cm" svg:width="16.5cm" svg:height="12.8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eccy.B16:Speccy.G16" chart:label-cell-address="Speccy.A16:Speccy.A16" chart:class="chart:scatter">
            <chart:domain table:cell-range-address="Speccy.B1:Speccy.G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peccy.B1:Speccy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vg-PixPerSec:</text:p>
                <draw:g>
                  <svg:desc>Speccy.A16:Speccy.A16</svg:desc>
                </draw:g>
              </table:table-cell>
              <table:table-cell office:value-type="float" office:value="286691.935465808">
                <text:p>286691.935465808</text:p>
                <draw:g>
                  <svg:desc>Speccy.B16:Speccy.G16</svg:desc>
                </draw:g>
              </table:table-cell>
              <table:table-cell office:value-type="float" office:value="591514.62192217">
                <text:p>591514.62192217</text:p>
              </table:table-cell>
              <table:table-cell office:value-type="float" office:value="620275.930276228">
                <text:p>620275.930276228</text:p>
              </table:table-cell>
              <table:table-cell office:value-type="float" office:value="582514.430988278">
                <text:p>582514.430988278</text:p>
              </table:table-cell>
              <table:table-cell office:value-type="float" office:value="566294.23168191">
                <text:p>566294.23168191</text:p>
              </table:table-cell>
              <table:table-cell office:value-type="float" office:value="498336.959666737">
                <text:p>498336.9596667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52cm" svg:height="14.367cm" xlink:href=".." xlink:type="simple" chart:class="chart:scatter" chart:style-name="ch1">
        <chart:legend chart:legend-position="end" svg:x="19.247cm" svg:y="6.884cm" style:legend-expansion="high" chart:style-name="ch2"/>
        <chart:plot-area chart:style-name="ch3" table:cell-range-address="EGA.B1:EGA.G1 EGA.A16:EGA.G16" chart:data-source-has-labels="column" svg:x="0.461cm" svg:y="0.287cm" svg:width="18.325cm" svg:height="13.793cm">
          <chart:coordinate-region svg:x="2.008cm" svg:y="0.486cm" svg:width="16.591cm" svg:height="12.9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GA.B16:EGA.G16" chart:label-cell-address="EGA.A16:EGA.A16" chart:class="chart:scatter">
            <chart:domain table:cell-range-address="EGA.B1:EGA.G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EGA.B1:EGA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vg-PixPerSec:</text:p>
                <draw:g>
                  <svg:desc>EGA.A16:EGA.A16</svg:desc>
                </draw:g>
              </table:table-cell>
              <table:table-cell office:value-type="float" office:value="4032061.18652851">
                <text:p>4032061.18652851</text:p>
                <draw:g>
                  <svg:desc>EGA.B16:EGA.G16</svg:desc>
                </draw:g>
              </table:table-cell>
              <table:table-cell office:value-type="float" office:value="5609348.32957551">
                <text:p>5609348.32957551</text:p>
              </table:table-cell>
              <table:table-cell office:value-type="float" office:value="5489515.77538874">
                <text:p>5489515.77538874</text:p>
              </table:table-cell>
              <table:table-cell office:value-type="float" office:value="5753326.14167566">
                <text:p>5753326.14167566</text:p>
              </table:table-cell>
              <table:table-cell office:value-type="float" office:value="5902119.34500308">
                <text:p>5902119.34500308</text:p>
              </table:table-cell>
              <table:table-cell office:value-type="float" office:value="5861389.5843565">
                <text:p>5861389.58435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